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6in"/>
    </style:style>
    <style:style style:name="co2" style:family="table-column">
      <style:table-column-properties fo:break-before="auto" style:column-width="1.948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0.7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ffffff"/>
    </style:style>
    <style:style style:name="ce2" style:family="table-cell" style:parent-style-name="Default">
      <style:table-cell-properties fo:background-color="#000000" fo:border="0.06pt solid #000000"/>
      <style:text-properties fo:color="#ffffff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1" table:number-columns-repeated="2"/>
          <table:table-cell table:number-columns-repeated="4"/>
          <table:table-cell office:value-type="string" calcext:value-type="string">
            <text:p>T</text:p>
          </table:table-cell>
        </table:table-row>
        <table:table-row table:style-name="ro1"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New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points-per-gam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ebounds</text:p>
          </table:table-cell>
          <table:table-cell table:style-name="ce3" office:value-type="string" calcext:value-type="string">
            <text:p>rebounds-per-gam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ssists</text:p>
          </table:table-cell>
          <table:table-cell table:style-name="ce3" office:value-type="string" calcext:value-type="string">
            <text:p>assists-per-gam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locks</text:p>
          </table:table-cell>
          <table:table-cell table:style-name="ce3" office:value-type="string" calcext:value-type="string">
            <text:p>blocks-per-gam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teals</text:p>
          </table:table-cell>
          <table:table-cell table:style-name="ce3" office:value-type="string" calcext:value-type="string">
            <text:p>steals-per-gam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ield-goals-attempted</text:p>
          </table:table-cell>
          <table:table-cell table:style-name="ce4" office:value-type="string" calcext:value-type="string" table:number-columns-spanned="1" table:number-rows-spanned="2">
            <text:p>field-goal-pc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ield-goals-made</text:p>
          </table:table-cell>
          <table:covered-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3ptrs-attempted</text:p>
          </table:table-cell>
          <table:table-cell table:style-name="ce4" office:value-type="string" calcext:value-type="string" table:number-columns-spanned="1" table:number-rows-spanned="2">
            <text:p>3ptr-pc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3ptrs-made</text:p>
          </table:table-cell>
          <table:covered-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free-throws-attempted</text:p>
          </table:table-cell>
          <table:table-cell table:style-name="ce3" office:value-type="string" calcext:value-type="string">
            <text:p>free-throw-attempts-per-gam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ree-throws-made</text:p>
          </table:table-cell>
          <table:table-cell table:style-name="ce3" office:value-type="string" calcext:value-type="string">
            <text:p>free-throws-pct</text:p>
          </table:table-cell>
          <table:table-cell table:number-columns-repeated="5"/>
        </table:table-row>
        <table:table-row table:style-name="ro1">
          <table:table-cell table:number-columns-repeated="2" table:style-name="ce3" office:value-type="string" calcext:value-type="string">
            <text:p>league</text:p>
          </table:table-cell>
          <table:table-cell table:number-columns-repeated="5"/>
        </table:table-row>
        <table:table-row table:style-name="ro1">
          <table:table-cell table:number-columns-repeated="2" table:style-name="ce3" office:value-type="string" calcext:value-type="string">
            <text:p>height</text:p>
          </table:table-cell>
          <table:table-cell table:number-columns-repeated="5"/>
        </table:table-row>
        <table:table-row table:style-name="ro1">
          <table:table-cell table:number-columns-repeated="2" table:style-name="ce3" office:value-type="string" calcext:value-type="string">
            <text:p>weigh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games-started</text:p>
          </table:table-cell>
          <table:table-cell table:style-name="ce4" office:value-type="string" calcext:value-type="string" table:number-columns-spanned="1" table:number-rows-spanned="2">
            <text:p>games-started-per-gam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games-played</text:p>
          </table:table-cell>
          <table:covered-table-cell table:style-name="ce3"/>
          <table:table-cell table:number-columns-repeated="5"/>
        </table:table-row>
        <table:table-row table:style-name="ro1">
          <table:table-cell table:number-columns-repeated="2" table:style-name="ce3" office:value-type="string" calcext:value-type="string">
            <text:p>age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games-play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s-start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ptrs-pct-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-invali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g-pct-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-pct-invalid</text:p>
          </table:table-cell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ght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i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als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6.2988in" svg:height="3.5429in" svg:x="3.5118in" svg:y="0in">
            <draw:object draw:notify-on-update-of-ranges="Sheet2.B64:Sheet2.B64 Sheet2.B43:Sheet2.B63 Sheet2.C64:Sheet2.C84 Sheet2.C22:Sheet2.C42 Sheet2.C1:Sheet2.C21 Sheet2.C43:Sheet2.C6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74.5098" calcext:value-type="float">
            <text:p>74.5098</text:p>
          </table:table-cell>
          <table:table-cell table:formula="of:=SUM([.C1];[.C22];[.C43];[.C64])/4" office:value-type="float" office:value="74.7549" calcext:value-type="float">
            <text:p>74.75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74.5098" calcext:value-type="float">
            <text:p>74.5098</text:p>
          </table:table-cell>
          <table:table-cell table:formula="of:=SUM([.C2];[.C23];[.C44];[.C65])/4" office:value-type="float" office:value="74.2647" calcext:value-type="float">
            <text:p>74.26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75.4902" calcext:value-type="float">
            <text:p>75.4902</text:p>
          </table:table-cell>
          <table:table-cell table:formula="of:=SUM([.C3];[.C24];[.C45];[.C66])/4" office:value-type="float" office:value="75.2451" calcext:value-type="float">
            <text:p>75.24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75.4902" calcext:value-type="float">
            <text:p>75.4902</text:p>
          </table:table-cell>
          <table:table-cell table:formula="of:=SUM([.C4];[.C25];[.C46];[.C67])/4" office:value-type="float" office:value="75.9804" calcext:value-type="float">
            <text:p>75.98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76.4706" calcext:value-type="float">
            <text:p>76.4706</text:p>
          </table:table-cell>
          <table:table-cell table:formula="of:=SUM([.C5];[.C26];[.C47];[.C68])/4" office:value-type="float" office:value="76.4706" calcext:value-type="float">
            <text:p>76.47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77.451" calcext:value-type="float">
            <text:p>77.451</text:p>
          </table:table-cell>
          <table:table-cell table:formula="of:=SUM([.C6];[.C27];[.C48];[.C69])/4" office:value-type="float" office:value="76.2255" calcext:value-type="float">
            <text:p>76.22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5" calcext:value-type="float">
            <text:p>175</text:p>
          </table:table-cell>
          <table:table-cell office:value-type="float" office:value="78.4314" calcext:value-type="float">
            <text:p>78.4314</text:p>
          </table:table-cell>
          <table:table-cell table:formula="of:=SUM([.C7];[.C28];[.C49];[.C70])/4" office:value-type="float" office:value="75.9804" calcext:value-type="float">
            <text:p>75.98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77.451" calcext:value-type="float">
            <text:p>77.451</text:p>
          </table:table-cell>
          <table:table-cell table:formula="of:=SUM([.C8];[.C29];[.C50];[.C71])/4" office:value-type="float" office:value="75.4902" calcext:value-type="float">
            <text:p>75.49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75.4902" calcext:value-type="float">
            <text:p>75.4902</text:p>
          </table:table-cell>
          <table:table-cell table:formula="of:=SUM([.C9];[.C30];[.C51];[.C72])/4" office:value-type="float" office:value="75.2451" calcext:value-type="float">
            <text:p>75.24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73.5294" calcext:value-type="float">
            <text:p>73.5294</text:p>
          </table:table-cell>
          <table:table-cell table:formula="of:=SUM([.C10];[.C31];[.C52];[.C73])/4" office:value-type="float" office:value="74.7549" calcext:value-type="float">
            <text:p>74.75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70.5882" calcext:value-type="float">
            <text:p>70.5882</text:p>
          </table:table-cell>
          <table:table-cell table:formula="of:=SUM([.C11];[.C32];[.C53];[.C74])/4" office:value-type="float" office:value="72.7941" calcext:value-type="float">
            <text:p>72.79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5" calcext:value-type="float">
            <text:p>325</text:p>
          </table:table-cell>
          <table:table-cell office:value-type="float" office:value="70.5882" calcext:value-type="float">
            <text:p>70.5882</text:p>
          </table:table-cell>
          <table:table-cell table:formula="of:=SUM([.C12];[.C33];[.C54];[.C75])/4" office:value-type="float" office:value="72.7941" calcext:value-type="float">
            <text:p>72.79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office:value-type="float" office:value="70.5882" calcext:value-type="float">
            <text:p>70.5882</text:p>
          </table:table-cell>
          <table:table-cell table:formula="of:=SUM([.C13];[.C34];[.C55];[.C76])/4" office:value-type="float" office:value="72.3039" calcext:value-type="float">
            <text:p>72.30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5" calcext:value-type="float">
            <text:p>375</text:p>
          </table:table-cell>
          <table:table-cell office:value-type="float" office:value="71.5686" calcext:value-type="float">
            <text:p>71.5686</text:p>
          </table:table-cell>
          <table:table-cell table:formula="of:=SUM([.C14];[.C35];[.C56];[.C77])/4" office:value-type="float" office:value="71.3235" calcext:value-type="float">
            <text:p>71.32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71.5686" calcext:value-type="float">
            <text:p>71.5686</text:p>
          </table:table-cell>
          <table:table-cell table:formula="of:=SUM([.C15];[.C36];[.C57];[.C78])/4" office:value-type="float" office:value="71.3235" calcext:value-type="float">
            <text:p>71.32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0" calcext:value-type="float">
            <text:p>450</text:p>
          </table:table-cell>
          <table:table-cell office:value-type="float" office:value="71.5686" calcext:value-type="float">
            <text:p>71.5686</text:p>
          </table:table-cell>
          <table:table-cell table:formula="of:=SUM([.C16];[.C37];[.C58];[.C79])/4" office:value-type="float" office:value="70.343125" calcext:value-type="float">
            <text:p>70.343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68.6275" calcext:value-type="float">
            <text:p>68.6275</text:p>
          </table:table-cell>
          <table:table-cell table:formula="of:=SUM([.C17];[.C38];[.C59];[.C80])/4" office:value-type="float" office:value="68.62745" calcext:value-type="float">
            <text:p>68.627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0" calcext:value-type="float">
            <text:p>550</text:p>
          </table:table-cell>
          <table:table-cell office:value-type="float" office:value="67.6471" calcext:value-type="float">
            <text:p>67.6471</text:p>
          </table:table-cell>
          <table:table-cell table:formula="of:=SUM([.C18];[.C39];[.C60];[.C81])/4" office:value-type="float" office:value="67.892175" calcext:value-type="float">
            <text:p>67.8921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0" calcext:value-type="float">
            <text:p>600</text:p>
          </table:table-cell>
          <table:table-cell office:value-type="float" office:value="66.6667" calcext:value-type="float">
            <text:p>66.6667</text:p>
          </table:table-cell>
          <table:table-cell table:formula="of:=SUM([.C19];[.C40];[.C61];[.C82])/4" office:value-type="float" office:value="67.6471" calcext:value-type="float">
            <text:p>67.64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office:value-type="float" office:value="67.6471" calcext:value-type="float">
            <text:p>67.6471</text:p>
          </table:table-cell>
          <table:table-cell table:formula="of:=SUM([.C20];[.C41];[.C62];[.C83])/4" office:value-type="float" office:value="67.401975" calcext:value-type="float">
            <text:p>67.4019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00" calcext:value-type="float">
            <text:p>1200</text:p>
          </table:table-cell>
          <table:table-cell office:value-type="float" office:value="64.7059" calcext:value-type="float">
            <text:p>64.7059</text:p>
          </table:table-cell>
          <table:table-cell table:formula="of:=SUM([.C21];[.C42];[.C63];[.C84])/4" office:value-type="float" office:value="65.441175" calcext:value-type="float">
            <text:p>65.44117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5" calcext:value-type="float">
            <text:p>25</text:p>
          </table:table-cell>
          <table:table-cell office:value-type="float" office:value="75.4902" calcext:value-type="float">
            <text:p>75.4902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0" calcext:value-type="float">
            <text:p>50</text:p>
          </table:table-cell>
          <table:table-cell office:value-type="float" office:value="73.5294" calcext:value-type="float">
            <text:p>73.5294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5" calcext:value-type="float">
            <text:p>75</text:p>
          </table:table-cell>
          <table:table-cell office:value-type="float" office:value="76.4706" calcext:value-type="float">
            <text:p>76.4706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0" calcext:value-type="float">
            <text:p>100</text:p>
          </table:table-cell>
          <table:table-cell office:value-type="float" office:value="77.451" calcext:value-type="float">
            <text:p>77.45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25" calcext:value-type="float">
            <text:p>125</text:p>
          </table:table-cell>
          <table:table-cell office:value-type="float" office:value="76.4706" calcext:value-type="float">
            <text:p>76.4706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50" calcext:value-type="float">
            <text:p>150</text:p>
          </table:table-cell>
          <table:table-cell office:value-type="float" office:value="73.5294" calcext:value-type="float">
            <text:p>73.5294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75" calcext:value-type="float">
            <text:p>175</text:p>
          </table:table-cell>
          <table:table-cell office:value-type="float" office:value="73.5294" calcext:value-type="float">
            <text:p>73.5294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00" calcext:value-type="float">
            <text:p>200</text:p>
          </table:table-cell>
          <table:table-cell office:value-type="float" office:value="73.5294" calcext:value-type="float">
            <text:p>73.5294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5" calcext:value-type="float">
            <text:p>225</text:p>
          </table:table-cell>
          <table:table-cell office:value-type="float" office:value="72.549" calcext:value-type="float">
            <text:p>72.549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50" calcext:value-type="float">
            <text:p>250</text:p>
          </table:table-cell>
          <table:table-cell office:value-type="float" office:value="74.5098" calcext:value-type="float">
            <text:p>74.5098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00" calcext:value-type="float">
            <text:p>300</text:p>
          </table:table-cell>
          <table:table-cell office:value-type="float" office:value="72.549" calcext:value-type="float">
            <text:p>72.549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25" calcext:value-type="float">
            <text:p>325</text:p>
          </table:table-cell>
          <table:table-cell office:value-type="float" office:value="72.549" calcext:value-type="float">
            <text:p>72.549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50" calcext:value-type="float">
            <text:p>350</text:p>
          </table:table-cell>
          <table:table-cell office:value-type="float" office:value="71.5686" calcext:value-type="float">
            <text:p>71.5686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75" calcext:value-type="float">
            <text:p>375</text:p>
          </table:table-cell>
          <table:table-cell office:value-type="float" office:value="70.5882" calcext:value-type="float">
            <text:p>70.5882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00" calcext:value-type="float">
            <text:p>400</text:p>
          </table:table-cell>
          <table:table-cell office:value-type="float" office:value="71.5686" calcext:value-type="float">
            <text:p>71.5686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50" calcext:value-type="float">
            <text:p>450</text:p>
          </table:table-cell>
          <table:table-cell office:value-type="float" office:value="71.5686" calcext:value-type="float">
            <text:p>71.5686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00" calcext:value-type="float">
            <text:p>500</text:p>
          </table:table-cell>
          <table:table-cell office:value-type="float" office:value="69.6078" calcext:value-type="float">
            <text:p>69.6078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50" calcext:value-type="float">
            <text:p>550</text:p>
          </table:table-cell>
          <table:table-cell office:value-type="float" office:value="68.6275" calcext:value-type="float">
            <text:p>68.6275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00" calcext:value-type="float">
            <text:p>600</text:p>
          </table:table-cell>
          <table:table-cell office:value-type="float" office:value="68.6275" calcext:value-type="float">
            <text:p>68.6275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00" calcext:value-type="float">
            <text:p>800</text:p>
          </table:table-cell>
          <table:table-cell office:value-type="float" office:value="66.6667" calcext:value-type="float">
            <text:p>66.6667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200" calcext:value-type="float">
            <text:p>1200</text:p>
          </table:table-cell>
          <table:table-cell office:value-type="float" office:value="61.7647" calcext:value-type="float">
            <text:p>61.7647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5" calcext:value-type="float">
            <text:p>25</text:p>
          </table:table-cell>
          <table:table-cell office:value-type="float" office:value="74.5098" calcext:value-type="float">
            <text:p>74.509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0" calcext:value-type="float">
            <text:p>50</text:p>
          </table:table-cell>
          <table:table-cell office:value-type="float" office:value="74.5098" calcext:value-type="float">
            <text:p>74.509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5" calcext:value-type="float">
            <text:p>75</text:p>
          </table:table-cell>
          <table:table-cell office:value-type="float" office:value="74.5098" calcext:value-type="float">
            <text:p>74.509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0" calcext:value-type="float">
            <text:p>100</text:p>
          </table:table-cell>
          <table:table-cell office:value-type="float" office:value="76.4706" calcext:value-type="float">
            <text:p>76.4706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25" calcext:value-type="float">
            <text:p>125</text:p>
          </table:table-cell>
          <table:table-cell office:value-type="float" office:value="75.4902" calcext:value-type="float">
            <text:p>75.4902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50" calcext:value-type="float">
            <text:p>150</text:p>
          </table:table-cell>
          <table:table-cell office:value-type="float" office:value="75.4902" calcext:value-type="float">
            <text:p>75.4902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75" calcext:value-type="float">
            <text:p>175</text:p>
          </table:table-cell>
          <table:table-cell office:value-type="float" office:value="74.5098" calcext:value-type="float">
            <text:p>74.509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0" calcext:value-type="float">
            <text:p>200</text:p>
          </table:table-cell>
          <table:table-cell office:value-type="float" office:value="74.5098" calcext:value-type="float">
            <text:p>74.509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25" calcext:value-type="float">
            <text:p>225</text:p>
          </table:table-cell>
          <table:table-cell office:value-type="float" office:value="75.4902" calcext:value-type="float">
            <text:p>75.4902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50" calcext:value-type="float">
            <text:p>250</text:p>
          </table:table-cell>
          <table:table-cell office:value-type="float" office:value="73.5294" calcext:value-type="float">
            <text:p>73.5294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00" calcext:value-type="float">
            <text:p>300</text:p>
          </table:table-cell>
          <table:table-cell office:value-type="float" office:value="70.5882" calcext:value-type="float">
            <text:p>70.5882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25" calcext:value-type="float">
            <text:p>325</text:p>
          </table:table-cell>
          <table:table-cell office:value-type="float" office:value="71.5686" calcext:value-type="float">
            <text:p>71.5686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50" calcext:value-type="float">
            <text:p>350</text:p>
          </table:table-cell>
          <table:table-cell office:value-type="float" office:value="71.5686" calcext:value-type="float">
            <text:p>71.5686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75" calcext:value-type="float">
            <text:p>375</text:p>
          </table:table-cell>
          <table:table-cell office:value-type="float" office:value="69.6078" calcext:value-type="float">
            <text:p>69.607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00" calcext:value-type="float">
            <text:p>400</text:p>
          </table:table-cell>
          <table:table-cell office:value-type="float" office:value="70.5882" calcext:value-type="float">
            <text:p>70.5882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50" calcext:value-type="float">
            <text:p>450</text:p>
          </table:table-cell>
          <table:table-cell office:value-type="float" office:value="66.6667" calcext:value-type="float">
            <text:p>66.6667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00" calcext:value-type="float">
            <text:p>500</text:p>
          </table:table-cell>
          <table:table-cell office:value-type="float" office:value="64.7059" calcext:value-type="float">
            <text:p>64.7059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50" calcext:value-type="float">
            <text:p>550</text:p>
          </table:table-cell>
          <table:table-cell office:value-type="float" office:value="65.6863" calcext:value-type="float">
            <text:p>65.6863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00" calcext:value-type="float">
            <text:p>600</text:p>
          </table:table-cell>
          <table:table-cell office:value-type="float" office:value="66.6667" calcext:value-type="float">
            <text:p>66.6667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00" calcext:value-type="float">
            <text:p>800</text:p>
          </table:table-cell>
          <table:table-cell office:value-type="float" office:value="65.6863" calcext:value-type="float">
            <text:p>65.6863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200" calcext:value-type="float">
            <text:p>1200</text:p>
          </table:table-cell>
          <table:table-cell office:value-type="float" office:value="63.7255" calcext:value-type="float">
            <text:p>63.7255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5" calcext:value-type="float">
            <text:p>25</text:p>
          </table:table-cell>
          <table:table-cell office:value-type="float" office:value="74.5098" calcext:value-type="float">
            <text:p>74.5098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0" calcext:value-type="float">
            <text:p>50</text:p>
          </table:table-cell>
          <table:table-cell office:value-type="float" office:value="74.5098" calcext:value-type="float">
            <text:p>74.5098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5" calcext:value-type="float">
            <text:p>75</text:p>
          </table:table-cell>
          <table:table-cell office:value-type="float" office:value="74.5098" calcext:value-type="float">
            <text:p>74.5098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0" calcext:value-type="float">
            <text:p>100</text:p>
          </table:table-cell>
          <table:table-cell office:value-type="float" office:value="74.5098" calcext:value-type="float">
            <text:p>74.5098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25" calcext:value-type="float">
            <text:p>125</text:p>
          </table:table-cell>
          <table:table-cell office:value-type="float" office:value="77.451" calcext:value-type="float">
            <text:p>77.451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50" calcext:value-type="float">
            <text:p>150</text:p>
          </table:table-cell>
          <table:table-cell office:value-type="float" office:value="78.4314" calcext:value-type="float">
            <text:p>78.4314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75" calcext:value-type="float">
            <text:p>175</text:p>
          </table:table-cell>
          <table:table-cell office:value-type="float" office:value="77.451" calcext:value-type="float">
            <text:p>77.451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00" calcext:value-type="float">
            <text:p>200</text:p>
          </table:table-cell>
          <table:table-cell office:value-type="float" office:value="76.4706" calcext:value-type="float">
            <text:p>76.4706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25" calcext:value-type="float">
            <text:p>225</text:p>
          </table:table-cell>
          <table:table-cell office:value-type="float" office:value="77.451" calcext:value-type="float">
            <text:p>77.451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50" calcext:value-type="float">
            <text:p>250</text:p>
          </table:table-cell>
          <table:table-cell office:value-type="float" office:value="77.451" calcext:value-type="float">
            <text:p>77.451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00" calcext:value-type="float">
            <text:p>300</text:p>
          </table:table-cell>
          <table:table-cell office:value-type="float" office:value="77.451" calcext:value-type="float">
            <text:p>77.451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25" calcext:value-type="float">
            <text:p>325</text:p>
          </table:table-cell>
          <table:table-cell office:value-type="float" office:value="76.4706" calcext:value-type="float">
            <text:p>76.4706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50" calcext:value-type="float">
            <text:p>350</text:p>
          </table:table-cell>
          <table:table-cell office:value-type="float" office:value="75.4902" calcext:value-type="float">
            <text:p>75.4902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75" calcext:value-type="float">
            <text:p>375</text:p>
          </table:table-cell>
          <table:table-cell office:value-type="float" office:value="73.5294" calcext:value-type="float">
            <text:p>73.5294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00" calcext:value-type="float">
            <text:p>400</text:p>
          </table:table-cell>
          <table:table-cell office:value-type="float" office:value="71.5686" calcext:value-type="float">
            <text:p>71.5686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50" calcext:value-type="float">
            <text:p>450</text:p>
          </table:table-cell>
          <table:table-cell office:value-type="float" office:value="71.5686" calcext:value-type="float">
            <text:p>71.5686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00" calcext:value-type="float">
            <text:p>500</text:p>
          </table:table-cell>
          <table:table-cell office:value-type="float" office:value="71.5686" calcext:value-type="float">
            <text:p>71.5686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50" calcext:value-type="float">
            <text:p>550</text:p>
          </table:table-cell>
          <table:table-cell office:value-type="float" office:value="69.6078" calcext:value-type="float">
            <text:p>69.6078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00" calcext:value-type="float">
            <text:p>600</text:p>
          </table:table-cell>
          <table:table-cell office:value-type="float" office:value="68.6275" calcext:value-type="float">
            <text:p>68.6275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00" calcext:value-type="float">
            <text:p>800</text:p>
          </table:table-cell>
          <table:table-cell office:value-type="float" office:value="69.6078" calcext:value-type="float">
            <text:p>69.6078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200" calcext:value-type="float">
            <text:p>1200</text:p>
          </table:table-cell>
          <table:table-cell office:value-type="float" office:value="71.5686" calcext:value-type="float">
            <text:p>71.5686</text:p>
          </table:table-cell>
          <table:table-cell/>
        </table:table-row>
      </table:table>
      <table:table table:name="Sheet3" table:style-name="ta1">
        <table:table-column table:style-name="co5" table:number-columns-repeated="4" table:default-cell-style-name="Default"/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58.8235" calcext:value-type="float">
            <text:p>58.82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68.6275" calcext:value-type="float">
            <text:p>68.62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67.6471" calcext:value-type="float">
            <text:p>67.64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1.5686" calcext:value-type="float">
            <text:p>71.56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0.5882" calcext:value-type="float">
            <text:p>70.588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3.5294" calcext:value-type="float">
            <text:p>73.529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58.8235" calcext:value-type="float">
            <text:p>58.82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68.6275" calcext:value-type="float">
            <text:p>68.62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67.6471" calcext:value-type="float">
            <text:p>67.64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0.5882" calcext:value-type="float">
            <text:p>70.588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52.9412" calcext:value-type="float">
            <text:p>52.94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68.6275" calcext:value-type="float">
            <text:p>68.62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61.7647" calcext:value-type="float">
            <text:p>61.764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68.6275" calcext:value-type="float">
            <text:p>68.627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68.6275" calcext:value-type="float">
            <text:p>68.62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1.5686" calcext:value-type="float">
            <text:p>71.568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51.9608" calcext:value-type="float">
            <text:p>51.9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64.7059" calcext:value-type="float">
            <text:p>64.70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69.6078" calcext:value-type="float">
            <text:p>69.60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1.5686" calcext:value-type="float">
            <text:p>71.56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51.9608" calcext:value-type="float">
            <text:p>51.9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64.7059" calcext:value-type="float">
            <text:p>64.70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69.6078" calcext:value-type="float">
            <text:p>69.60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1.5686" calcext:value-type="float">
            <text:p>71.56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51.9608" calcext:value-type="float">
            <text:p>51.9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64.7059" calcext:value-type="float">
            <text:p>64.70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68.6275" calcext:value-type="float">
            <text:p>68.6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1.5686" calcext:value-type="float">
            <text:p>71.56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51.9608" calcext:value-type="float">
            <text:p>51.9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64.7059" calcext:value-type="float">
            <text:p>64.70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68.6275" calcext:value-type="float">
            <text:p>68.6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1.5686" calcext:value-type="float">
            <text:p>71.56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51.9608" calcext:value-type="float">
            <text:p>51.9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65.6863" calcext:value-type="float">
            <text:p>65.6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65.6863" calcext:value-type="float">
            <text:p>65.68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69.6078" calcext:value-type="float">
            <text:p>69.60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47.0588" calcext:value-type="float">
            <text:p>47.05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65.6863" calcext:value-type="float">
            <text:p>65.6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65.6863" calcext:value-type="float">
            <text:p>65.68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69.6078" calcext:value-type="float">
            <text:p>69.60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3.5294" calcext:value-type="float">
            <text:p>73.5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55.8824" calcext:value-type="float">
            <text:p>55.88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64.7059" calcext:value-type="float">
            <text:p>64.70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64.7059" calcext:value-type="float">
            <text:p>64.705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69.6078" calcext:value-type="float">
            <text:p>69.607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1.5686" calcext:value-type="float">
            <text:p>71.56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3.5294" calcext:value-type="float">
            <text:p>73.529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55.8824" calcext:value-type="float">
            <text:p>55.88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64.7059" calcext:value-type="float">
            <text:p>64.70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64.7059" calcext:value-type="float">
            <text:p>64.705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69.6078" calcext:value-type="float">
            <text:p>69.607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1.5686" calcext:value-type="float">
            <text:p>71.56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3.5294" calcext:value-type="float">
            <text:p>73.529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49.0196" calcext:value-type="float">
            <text:p>49.019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64.7059" calcext:value-type="float">
            <text:p>64.70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64.7059" calcext:value-type="float">
            <text:p>64.705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68.6275" calcext:value-type="float">
            <text:p>68.627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1.5686" calcext:value-type="float">
            <text:p>71.56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1.5686" calcext:value-type="float">
            <text:p>71.568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3.5294" calcext:value-type="float">
            <text:p>73.529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74.5098" calcext:value-type="float">
            <text:p>74.5098</text:p>
          </table:table-cell>
        </table:table-row>
      </table:table>
      <table:named-expressions/>
      <table:database-ranges>
        <table:database-range table:name="__Anonymous_Sheet_DB__1" table:target-range-address="Sheet2.A1:Sheet2.C84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Sheet3.A1:Sheet3.AMJ1048576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7:43:24.496000000</meta:creation-date>
    <dc:date>2014-02-11T23:06:29.032000000</dc:date>
    <meta:editing-duration>P1DT4H5M44S</meta:editing-duration>
    <meta:editing-cycles>2</meta:editing-cycles>
    <meta:generator>LibreOffice/4.1.3.2$Windows_x86 LibreOffice_project/70feb7d99726f064edab4605a8ab840c50ec57a</meta:generator>
    <meta:document-statistic meta:table-count="3" meta:cell-count="11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" chart:maximum="9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6cm" chart:style-name="ch2">
          <text:p>NBA Test Data Convergance</text:p>
        </chart:title>
        <chart:legend chart:legend-position="end" svg:x="13.016cm" svg:y="3.402cm" style:legend-expansion="high" chart:style-name="ch3"/>
        <chart:plot-area chart:style-name="ch4" table:cell-range-address="Sheet2.B43:Sheet2.B64 Sheet2.C1:Sheet2.C84" chart:data-source-has-labels="both" svg:x="1.358cm" svg:y="1.635cm" svg:width="11.018cm" svg:height="6.177cm">
          <chartooo:coordinate-region svg:x="1.979cm" svg:y="1.847cm" svg:width="10.025cm" svg:height="4.868cm"/>
          <chart:axis chart:dimension="x" chart:name="primary-x" chart:style-name="ch5" chartooo:axis-type="auto">
            <chartooo:date-scale/>
            <chart:title svg:x="5.619cm" svg:y="7.993cm" chart:style-name="ch6">
              <text:p>Number Epochs</text:p>
            </chart:title>
            <chart:categories table:cell-range-address="Sheet2.B43:Sheet2.B63"/>
          </chart:axis>
          <chart:axis chart:dimension="y" chart:name="primary-y" chart:style-name="ch7">
            <chart:title svg:x="0.451cm" svg:y="5.495cm" chart:style-name="ch8">
              <text:p>% Correct</text:p>
            </chart:title>
            <chart:grid chart:style-name="ch9" chart:class="major"/>
          </chart:axis>
          <chart:series chart:style-name="ch10" chart:values-cell-range-address="Sheet2.C64:Sheet2.C84" chart:label-cell-address="" chart:class="chart:line">
            <chart:data-point chart:repeated="21"/>
          </chart:series>
          <chart:series chart:style-name="ch11" chart:values-cell-range-address="Sheet2.C22:Sheet2.C42" chart:label-cell-address="" chart:class="chart:line">
            <chart:data-point chart:repeated="21"/>
          </chart:series>
          <chart:series chart:style-name="ch12" chart:values-cell-range-address="Sheet2.C1:Sheet2.C21" chart:label-cell-address="" chart:class="chart:line">
            <chart:data-point chart:repeated="21"/>
          </chart:series>
          <chart:series chart:style-name="ch13" chart:values-cell-range-address="Sheet2.C43:Sheet2.C63" chart:label-cell-address="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ed 1111</text:p>
              </table:table-cell>
              <table:table-cell office:value-type="string">
                <text:p>Seed 763</text:p>
              </table:table-cell>
              <table:table-cell office:value-type="string">
                <text:p>Seed 128</text:p>
              </table:table-cell>
              <table:table-cell office:value-type="string">
                <text:p>Seed 931</text:p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2.B43:Sheet2.B63</svg:desc>
                </draw:g>
              </table:table-cell>
              <table:table-cell office:value-type="float" office:value="74.5098">
                <text:p>74.5098</text:p>
                <draw:g>
                  <svg:desc>Sheet2.C64:Sheet2.C84</svg:desc>
                </draw:g>
              </table:table-cell>
              <table:table-cell office:value-type="float" office:value="75.4902">
                <text:p>75.4902</text:p>
                <draw:g>
                  <svg:desc>Sheet2.C22:Sheet2.C42</svg:desc>
                </draw:g>
              </table:table-cell>
              <table:table-cell office:value-type="float" office:value="74.5098">
                <text:p>74.5098</text:p>
                <draw:g>
                  <svg:desc>Sheet2.C1:Sheet2.C21</svg:desc>
                </draw:g>
              </table:table-cell>
              <table:table-cell office:value-type="float" office:value="74.5098">
                <text:p>74.5098</text:p>
                <draw:g>
                  <svg:desc>Sheet2.C43:Sheet2.C6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4.5098">
                <text:p>74.5098</text:p>
              </table:table-cell>
              <table:table-cell office:value-type="float" office:value="73.5294">
                <text:p>73.5294</text:p>
              </table:table-cell>
              <table:table-cell office:value-type="float" office:value="74.5098">
                <text:p>74.5098</text:p>
              </table:table-cell>
              <table:table-cell office:value-type="float" office:value="74.5098">
                <text:p>74.509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4.5098">
                <text:p>74.5098</text:p>
              </table:table-cell>
              <table:table-cell office:value-type="float" office:value="76.4706">
                <text:p>76.4706</text:p>
              </table:table-cell>
              <table:table-cell office:value-type="float" office:value="75.4902">
                <text:p>75.4902</text:p>
              </table:table-cell>
              <table:table-cell office:value-type="float" office:value="74.5098">
                <text:p>74.50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4.5098">
                <text:p>74.5098</text:p>
              </table:table-cell>
              <table:table-cell office:value-type="float" office:value="77.451">
                <text:p>77.451</text:p>
              </table:table-cell>
              <table:table-cell office:value-type="float" office:value="75.4902">
                <text:p>75.4902</text:p>
              </table:table-cell>
              <table:table-cell office:value-type="float" office:value="76.4706">
                <text:p>76.470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77.451">
                <text:p>77.451</text:p>
              </table:table-cell>
              <table:table-cell office:value-type="float" office:value="76.4706">
                <text:p>76.4706</text:p>
              </table:table-cell>
              <table:table-cell office:value-type="float" office:value="76.4706">
                <text:p>76.4706</text:p>
              </table:table-cell>
              <table:table-cell office:value-type="float" office:value="75.4902">
                <text:p>75.49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8.4314">
                <text:p>78.4314</text:p>
              </table:table-cell>
              <table:table-cell office:value-type="float" office:value="73.5294">
                <text:p>73.5294</text:p>
              </table:table-cell>
              <table:table-cell office:value-type="float" office:value="77.451">
                <text:p>77.451</text:p>
              </table:table-cell>
              <table:table-cell office:value-type="float" office:value="75.4902">
                <text:p>75.49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77.451">
                <text:p>77.451</text:p>
              </table:table-cell>
              <table:table-cell office:value-type="float" office:value="73.5294">
                <text:p>73.5294</text:p>
              </table:table-cell>
              <table:table-cell office:value-type="float" office:value="78.4314">
                <text:p>78.4314</text:p>
              </table:table-cell>
              <table:table-cell office:value-type="float" office:value="74.5098">
                <text:p>74.50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6.4706">
                <text:p>76.4706</text:p>
              </table:table-cell>
              <table:table-cell office:value-type="float" office:value="73.5294">
                <text:p>73.5294</text:p>
              </table:table-cell>
              <table:table-cell office:value-type="float" office:value="77.451">
                <text:p>77.451</text:p>
              </table:table-cell>
              <table:table-cell office:value-type="float" office:value="74.5098">
                <text:p>74.509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7.451">
                <text:p>77.451</text:p>
              </table:table-cell>
              <table:table-cell office:value-type="float" office:value="72.549">
                <text:p>72.549</text:p>
              </table:table-cell>
              <table:table-cell office:value-type="float" office:value="75.4902">
                <text:p>75.4902</text:p>
              </table:table-cell>
              <table:table-cell office:value-type="float" office:value="75.4902">
                <text:p>75.490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7.451">
                <text:p>77.451</text:p>
              </table:table-cell>
              <table:table-cell office:value-type="float" office:value="74.5098">
                <text:p>74.5098</text:p>
              </table:table-cell>
              <table:table-cell office:value-type="float" office:value="73.5294">
                <text:p>73.5294</text:p>
              </table:table-cell>
              <table:table-cell office:value-type="float" office:value="73.5294">
                <text:p>73.529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7.451">
                <text:p>77.451</text:p>
              </table:table-cell>
              <table:table-cell office:value-type="float" office:value="72.549">
                <text:p>72.549</text:p>
              </table:table-cell>
              <table:table-cell office:value-type="float" office:value="70.5882">
                <text:p>70.5882</text:p>
              </table:table-cell>
              <table:table-cell office:value-type="float" office:value="70.5882">
                <text:p>70.5882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76.4706">
                <text:p>76.4706</text:p>
              </table:table-cell>
              <table:table-cell office:value-type="float" office:value="72.549">
                <text:p>72.549</text:p>
              </table:table-cell>
              <table:table-cell office:value-type="float" office:value="70.5882">
                <text:p>70.5882</text:p>
              </table:table-cell>
              <table:table-cell office:value-type="float" office:value="71.5686">
                <text:p>71.568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5.4902">
                <text:p>75.4902</text:p>
              </table:table-cell>
              <table:table-cell office:value-type="float" office:value="71.5686">
                <text:p>71.5686</text:p>
              </table:table-cell>
              <table:table-cell office:value-type="float" office:value="70.5882">
                <text:p>70.5882</text:p>
              </table:table-cell>
              <table:table-cell office:value-type="float" office:value="71.5686">
                <text:p>71.5686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73.5294">
                <text:p>73.5294</text:p>
              </table:table-cell>
              <table:table-cell office:value-type="float" office:value="70.5882">
                <text:p>70.5882</text:p>
              </table:table-cell>
              <table:table-cell office:value-type="float" office:value="71.5686">
                <text:p>71.5686</text:p>
              </table:table-cell>
              <table:table-cell office:value-type="float" office:value="69.6078">
                <text:p>69.607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1.5686">
                <text:p>71.5686</text:p>
              </table:table-cell>
              <table:table-cell office:value-type="float" office:value="71.5686">
                <text:p>71.5686</text:p>
              </table:table-cell>
              <table:table-cell office:value-type="float" office:value="71.5686">
                <text:p>71.5686</text:p>
              </table:table-cell>
              <table:table-cell office:value-type="float" office:value="70.5882">
                <text:p>70.588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1.5686">
                <text:p>71.5686</text:p>
              </table:table-cell>
              <table:table-cell office:value-type="float" office:value="71.5686">
                <text:p>71.5686</text:p>
              </table:table-cell>
              <table:table-cell office:value-type="float" office:value="71.5686">
                <text:p>71.5686</text:p>
              </table:table-cell>
              <table:table-cell office:value-type="float" office:value="66.6667">
                <text:p>66.66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1.5686">
                <text:p>71.5686</text:p>
              </table:table-cell>
              <table:table-cell office:value-type="float" office:value="69.6078">
                <text:p>69.6078</text:p>
              </table:table-cell>
              <table:table-cell office:value-type="float" office:value="68.6275">
                <text:p>68.6275</text:p>
              </table:table-cell>
              <table:table-cell office:value-type="float" office:value="64.7059">
                <text:p>64.705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9.6078">
                <text:p>69.6078</text:p>
              </table:table-cell>
              <table:table-cell office:value-type="float" office:value="68.6275">
                <text:p>68.6275</text:p>
              </table:table-cell>
              <table:table-cell office:value-type="float" office:value="67.6471">
                <text:p>67.6471</text:p>
              </table:table-cell>
              <table:table-cell office:value-type="float" office:value="65.6863">
                <text:p>65.686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8.6275">
                <text:p>68.6275</text:p>
              </table:table-cell>
              <table:table-cell office:value-type="float" office:value="68.6275">
                <text:p>68.6275</text:p>
              </table:table-cell>
              <table:table-cell office:value-type="float" office:value="66.6667">
                <text:p>66.6667</text:p>
              </table:table-cell>
              <table:table-cell office:value-type="float" office:value="66.6667">
                <text:p>66.666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9.6078">
                <text:p>69.6078</text:p>
              </table:table-cell>
              <table:table-cell office:value-type="float" office:value="66.6667">
                <text:p>66.6667</text:p>
              </table:table-cell>
              <table:table-cell office:value-type="float" office:value="67.6471">
                <text:p>67.6471</text:p>
              </table:table-cell>
              <table:table-cell office:value-type="float" office:value="65.6863">
                <text:p>65.686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1.5686">
                <text:p>71.5686</text:p>
              </table:table-cell>
              <table:table-cell office:value-type="float" office:value="61.7647">
                <text:p>61.7647</text:p>
              </table:table-cell>
              <table:table-cell office:value-type="float" office:value="64.7059">
                <text:p>64.7059</text:p>
              </table:table-cell>
              <table:table-cell office:value-type="float" office:value="63.7255">
                <text:p>63.7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